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592228" table:style-name="ce3">
            <text:p>59222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rkshire FDAC</text:p>
            <text:p>Rory Geoghegan</text:p>
          </table:table-cell>
          <table:table-cell office:value-type="date" office:date-value="2023-09-11T00:00:00" table:style-name="ce5">
            <text:p>11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66" table:style-name="ce3">
            <text:p>6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9.7" table:style-name="ce6">
            <text:p>29.7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30" table:style-name="ce3">
            <text:p>59223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xon Young Farmers</text:p>
          </table:table-cell>
          <table:table-cell office:value-type="date" office:date-value="2023-09-12T00:00:00" table:style-name="ce5">
            <text:p>12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.95" table:style-name="ce6">
            <text:p>4.95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32" table:style-name="ce3">
            <text:p>59223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JCGB</text:p>
          </table:table-cell>
          <table:table-cell office:value-type="date" office:date-value="2023-09-13T00:00:00" table:style-name="ce5">
            <text:p>13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47" table:style-name="ce3">
            <text:p>14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66.150000000000006" table:style-name="ce6">
            <text:p>66.15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33" table:style-name="ce3">
            <text:p>59223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olice &amp; Crime Panel</text:p>
          </table:table-cell>
          <table:table-cell office:value-type="date" office:date-value="2023-09-15T00:00:00" table:style-name="ce5">
            <text:p>15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62" table:style-name="ce3">
            <text:p>6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7.9" table:style-name="ce6">
            <text:p>27.9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34" table:style-name="ce3">
            <text:p>59223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ewbury Show</text:p>
          </table:table-cell>
          <table:table-cell office:value-type="date" office:date-value="2023-09-15T00:00:00" table:style-name="ce5">
            <text:p>15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39" table:style-name="ce3">
            <text:p>3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7.55" table:style-name="ce6">
            <text:p>17.55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35" table:style-name="ce3">
            <text:p>59223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indengate</text:p>
            <text:p>Lexicon</text:p>
          </table:table-cell>
          <table:table-cell office:value-type="date" office:date-value="2023-09-19T00:00:00" table:style-name="ce5">
            <text:p>19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6" table:style-name="ce3">
            <text:p>11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2.2" table:style-name="ce6">
            <text:p>52.2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37" table:style-name="ce3">
            <text:p>59223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HW Conference</text:p>
          </table:table-cell>
          <table:table-cell office:value-type="date" office:date-value="2023-09-20T00:00:00" table:style-name="ce5">
            <text:p>20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2" table:style-name="ce6">
            <text:p>7.2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39" table:style-name="ce3">
            <text:p>59223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ichmond Village</text:p>
          </table:table-cell>
          <table:table-cell office:value-type="date" office:date-value="2023-09-21T00:00:00" table:style-name="ce5">
            <text:p>21-Sep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1.7" table:style-name="ce6">
            <text:p>11.7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46" table:style-name="ce3">
            <text:p>59224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indsor Street Angels</text:p>
          </table:table-cell>
          <table:table-cell office:value-type="date" office:date-value="2023-09-22T00:00:00" table:style-name="ce5">
            <text:p>22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Windsor Police Station</text:p>
          </table:table-cell>
          <table:table-cell office:value-type="string" table:style-name="ce4">
            <text:p>Home</text:p>
          </table:table-cell>
          <table:table-cell office:value-type="float" office:value="109" table:style-name="ce3">
            <text:p>10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9.05" table:style-name="ce6">
            <text:p>49.05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45" table:style-name="ce3">
            <text:p>59224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Knife Angel Art</text:p>
          </table:table-cell>
          <table:table-cell office:value-type="date" office:date-value="2023-09-22T00:00:00" table:style-name="ce5">
            <text:p>22-Sep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5" table:style-name="ce3">
            <text:p>9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2.75" table:style-name="ce6">
            <text:p>42.75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42" table:style-name="ce3">
            <text:p>59224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KFM</text:p>
            <text:p>Liason</text:p>
          </table:table-cell>
          <table:table-cell office:value-type="date" office:date-value="2023-09-22T00:00:00" table:style-name="ce5">
            <text:p>22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87" table:style-name="ce3">
            <text:p>8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9.15" table:style-name="ce6">
            <text:p>39.15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47" table:style-name="ce3">
            <text:p>59224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arton Bash</text:p>
          </table:table-cell>
          <table:table-cell office:value-type="date" office:date-value="2023-09-23T00:00:00" table:style-name="ce5">
            <text:p>23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5.3" table:style-name="ce6">
            <text:p>15.3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248" table:style-name="ce3">
            <text:p>59224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ldi</text:p>
            <text:p>Newbury WI</text:p>
          </table:table-cell>
          <table:table-cell office:value-type="date" office:date-value="2023-09-26T00:00:00" table:style-name="ce5">
            <text:p>26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4" table:style-name="ce3">
            <text:p>10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6.8" table:style-name="ce6">
            <text:p>46.8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592249" table:style-name="ce3">
            <text:p>59224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udgens</text:p>
            <text:p>Shinfield Parish Council</text:p>
          </table:table-cell>
          <table:table-cell office:value-type="date" office:date-value="2023-09-27T00:00:00" table:style-name="ce5">
            <text:p>27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9" table:style-name="ce3">
            <text:p>9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4.55" table:style-name="ce6">
            <text:p>44.55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592419" table:style-name="ce3">
            <text:p>59241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rkshire CDP</text:p>
            <text:p>South East PARC</text:p>
          </table:table-cell>
          <table:table-cell office:value-type="date" office:date-value="2023-09-29T00:00:00" table:style-name="ce5">
            <text:p>29-Sep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44" table:style-name="ce3">
            <text:p>14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64.8" table:style-name="ce6">
            <text:p>64.8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420" table:style-name="ce3">
            <text:p>59242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ough Homicide</text:p>
          </table:table-cell>
          <table:table-cell office:value-type="date" office:date-value="2023-10-01T00:00:00" table:style-name="ce5">
            <text:p>01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4" table:style-name="ce3">
            <text:p>11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1.3" table:style-name="ce6">
            <text:p>51.3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4">
          <table:table-cell office:value-type="float" office:value="592421" table:style-name="ce3">
            <text:p>59242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ading Safe Hub</text:p>
            <text:p>Kaleidoscopic DA Conference</text:p>
          </table:table-cell>
          <table:table-cell office:value-type="date" office:date-value="2023-10-05T00:00:00" table:style-name="ce5">
            <text:p>05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3" table:style-name="ce3">
            <text:p>9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1.85" table:style-name="ce6">
            <text:p>41.85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4">
          <table:table-cell office:value-type="float" office:value="592422" table:style-name="ce3">
            <text:p>59242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itney CCTV</text:p>
            <text:p>Windsor &amp; Maidenhead LPA</text:p>
          </table:table-cell>
          <table:table-cell office:value-type="date" office:date-value="2023-10-09T00:00:00" table:style-name="ce5">
            <text:p>09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Witney Police Station</text:p>
          </table:table-cell>
          <table:table-cell office:value-type="string" table:style-name="ce4">
            <text:p>Home</text:p>
          </table:table-cell>
          <table:table-cell office:value-type="float" office:value="127" table:style-name="ce3">
            <text:p>12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7.15" table:style-name="ce6">
            <text:p>57.15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92424" table:style-name="ce3">
            <text:p>59242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aw Lecture &amp; Court Sermon</text:p>
          </table:table-cell>
          <table:table-cell office:value-type="date" office:date-value="2023-10-10T00:00:00" table:style-name="ce5">
            <text:p>10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28" table:style-name="ce3">
            <text:p>2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.6" table:style-name="ce6">
            <text:p>12.6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ancy Rooke</meta:initial-creator>
    <dc:creator>Roberts, Charlotte (C7904)</dc:creator>
    <meta:creation-date>2023-10-16T13:17:43Z</meta:creation-date>
    <dc:date>2023-10-17T09:13:43Z</dc:date>
    <meta:print-date>2023-10-17T09:12:35Z</meta:print-date>
  </office:meta>
</office:document-meta>
</file>